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So this is the 【Mediseed】.</text:p>
          </table:table-cell>
          <table:table-cell table:number-columns-repeated="1020"/>
        </table:table-row>
        <table:table-row>
          <table:table-cell table:style-name="ce0" office:value-type="string">
            <text:p>さっそく持って帰るとしよう。</text:p>
          </table:table-cell>
          <table:table-cell table:style-name="ce0"/>
          <table:table-cell table:style-name="ce0"/>
          <table:table-cell table:style-name="ce0" office:value-type="string">
            <text:p>Let's take this back posthaste.</text:p>
          </table:table-cell>
          <table:table-cell table:number-columns-repeated="1020"/>
        </table:table-row>
        <table:table-row>
          <table:table-cell table:style-name="ce0" office:value-type="string">
            <text:p>よくこれだって分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ingled it out pretty easily, huh.</text:p>
          </table:table-cell>
          <table:table-cell table:number-columns-repeated="1020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emitting a certain aura.</text:p>
          </table:table-cell>
          <table:table-cell table:number-columns-repeated="1020"/>
        </table:table-row>
        <table:table-row>
          <table:table-cell table:style-name="ce0" office:value-type="string">
            <text:p>オー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“aura”...</text:p>
          </table:table-cell>
          <table:table-cell table:number-columns-repeated="1020"/>
        </table:table-row>
        <table:table-row>
          <table:table-cell table:style-name="ce0" office:value-type="string">
            <text:p>種から？</text:p>
          </table:table-cell>
          <table:table-cell table:style-name="ce0"/>
          <table:table-cell table:style-name="ce0"/>
          <table:table-cell table:style-name="ce0" office:value-type="string">
            <text:p>From the seed?</text:p>
          </table:table-cell>
          <table:table-cell table:number-columns-repeated="1020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found what we were looking for,
but it's useless in a place like this.</text:p>
          </table:table-cell>
          <table:table-cell table:number-columns-repeated="1020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Great minds think alike, Harukaze.</text:p>
          </table:table-cell>
          <table:table-cell table:number-columns-repeated="1020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body in their right mind would want to
spend all their time in a cave!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style-name="ce0"/>
          <table:table-cell table:style-name="ce0"/>
          <table:table-cell table:style-name="ce0" office:value-type="string">
            <text:p>Why should I have to think like you...?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diseed】 ×1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diseed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さて、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let's go back.</text:p>
          </table:table-cell>
          <table:table-cell table:number-columns-repeated="1020"/>
        </table:table-row>
        <table:table-row>
          <table:table-cell table:style-name="ce0" office:value-type="string">
            <text:p>はむこ、春風、構えろ。</text:p>
          </table:table-cell>
          <table:table-cell table:style-name="ce0"/>
          <table:table-cell table:style-name="ce0"/>
          <table:table-cell table:style-name="ce0" office:value-type="string">
            <text:p>Hamuko, Harukaze—on your toes.</text:p>
          </table:table-cell>
          <table:table-cell table:number-columns-repeated="1020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—...! W-We managed to win, somehow...!</text:p>
          </table:table-cell>
          <table:table-cell table:number-columns-repeated="1020"/>
        </table:table-row>
        <table:table-row>
          <table:table-cell table:style-name="ce0" office:value-type="string">
            <text:p>なかなか手強い相手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fairly tough opponent.</text:p>
          </table:table-cell>
          <table:table-cell table:number-columns-repeated="1020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nestly. No one told me that something like
that existed.</text:p>
          </table:table-cell>
          <table:table-cell table:number-columns-repeated="1020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excellent display of skill from the both of
you. Truly wonderful.</text:p>
          </table:table-cell>
          <table:table-cell table:number-columns-repeated="1020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style-name="ce0"/>
          <table:table-cell table:style-name="ce0"/>
          <table:table-cell table:style-name="ce0" office:value-type="string">
            <text:p>In any case, there's no need to overstay our
visit here. Let's hurry back to the t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